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style:font-name="Times New Roman1" fo:font-size="12pt" fo:language="zxx" fo:country="none" style:font-name-asian="Times New Roman1" style:font-size-asian="12pt" style:font-name-complex="Times New Roman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ravspecifikation</text:h>
      <text:h text:style-name="Heading_20_2" text:outline-level="2">Aktörer</text:h>
      <text:h text:style-name="Heading_20_3" text:outline-level="3">Primära aktörer</text:h>
      <text:p text:style-name="P1">1 Servicebokare</text:p>
      <text:p text:style-name="Text_20_body">Vill snabbt och enkelt kunna lägga till nya kunder i registret samt lägga till nya serviceärenden i systemets kalender.</text:p>
      <text:p text:style-name="P1">2 Mekaniker</text:p>
      <text:p text:style-name="Text_20_body">Vill smidigt komma åt kalenderschemat för att se vad som behöver göras samt markera utförda arbeten som klara i kalendern.</text:p>
      <text:p text:style-name="P1">3 Arbetsledare</text:p>
      <text:p text:style-name="Text_20_body">Vill snabbt kunna skriva ut ett schema för de arbeten som skall utföras under dagen eller veckan.</text:p>
      <text:p text:style-name="P1">4 Kontorsarbetare</text:p>
      <text:p text:style-name="Text_20_body">Vill enkelt kunna kontrollera hur många timmar som lagts ner på en specifik service för att sedan kunna debitera kunder. Vill kunna söka antingen i kalender eller register efter kontaktuppgifter till kund för att kunna meddela denne om att servicen är klar och de kan hämta ut sin bil.</text:p>
      <text:p text:style-name="P1">5 Kund</text:p>
      <text:p text:style-name="Text_20_body">Vill snabbt få reda på när dennes bil kan servas samt ungefär hur länge det kan ta att laga den och därefter boka in en tid som passar.</text:p>
      <text:h text:style-name="Heading_20_2" text:outline-level="2">Sekundära aktörer</text:h>
      <text:p text:style-name="P1">Motorfordonsbyrån</text:p>
      <text:p text:style-name="P4">Kan möjligtvis användas för att få ut information om fordon med hjälp av endast registernummer, vilket skulle göra att registreringen av kundens fordon skulle gå betydligt snabbare.</text:p>
      <text:h text:style-name="Heading_20_2" text:outline-level="2">Funktionella krav</text:h>
      <text:h text:style-name="Heading_20_3" text:outline-level="3">Användningsfall</text:h>
      <text:list xml:id="list29660357" text:style-name="L1">
        <text:list-item>
          <text:p text:style-name="P2">Servicebokare<text:line-break/>AF 1.1 Registrera serviceärende<text:line-break/>AF 1.2 Lägga till ny kund i systemet</text:p>
        </text:list-item>
        <text:list-item>
          <text:p text:style-name="P2">Mekaniker<text:line-break/>AF 2.1 Läs schema<text:line-break/>AF 2.2 Markera service som slutförd</text:p>
        </text:list-item>
        <text:list-item>
          <text:p text:style-name="P2">Arbetsledare<text:line-break/>AF 3.1 Skriv ut schema<text:line-break/>AF 3.2 Ändra schema</text:p>
        </text:list-item>
        <text:list-item>
          <text:p text:style-name="P2">Kontorsarbetare<text:line-break/>AF 4.1 Läs ut hur många timmar som lagts ner på service<text:line-break/>AF 4.2 Meddela kund att service är utförd</text:p>
        </text:list-item>
        <text:list-item>
          <text:p text:style-name="P2"><text:soft-page-break/>Kund<text:line-break/>AF 5.1 Boka passlig ledig tid för service</text:p>
        </text:list-item>
      </text:list>
      <text:h text:style-name="Heading_20_2" text:outline-level="2">Ickefunktionella Krav</text:h>
      <text:h text:style-name="Heading_20_3" text:outline-level="3">Projektkrav</text:h>
      <text:p text:style-name="Text_20_body">PK 1 <text:span text:style-name="T1">Programvaran skall fungera på olika platformar som en offline web-applik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13:06:33.62</meta:creation-date>
    <meta:generator>OpenOffice.org/3.2$Win32 OpenOffice.org_project/320m12$Build-9483</meta:generator>
    <dc:date>2013-12-12T10:03:22.05</dc:date>
    <meta:editing-duration>PT07H39M48S</meta:editing-duration>
    <meta:editing-cycles>6</meta:editing-cycles>
    <meta:document-statistic meta:table-count="0" meta:image-count="0" meta:object-count="0" meta:page-count="2" meta:paragraph-count="26" meta:word-count="264" meta:character-count="1591"/>
  </office:meta>
</office:document-meta>
</file>